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officeooo:rsid="000cfabd" officeooo:paragraph-rsid="000cfabd" style:font-size-asian="12pt" style:font-size-complex="12pt"/>
    </style:style>
    <style:style style:name="P2" style:family="paragraph" style:parent-style-name="Preformatted_20_Text">
      <style:paragraph-properties fo:text-align="start" style:justify-single-word="false"/>
      <style:text-properties style:font-name="Liberation Serif" fo:font-size="12pt" officeooo:rsid="000cfabd" officeooo:paragraph-rsid="000cfabd" style:font-size-asian="12pt" style:font-size-complex="12pt"/>
    </style:style>
    <style:style style:name="P3" style:family="paragraph" style:parent-style-name="Preformatted_20_Text">
      <style:paragraph-properties fo:text-align="start" style:justify-single-word="false"/>
      <style:text-properties style:font-name="Liberation Serif" fo:font-size="12pt" officeooo:rsid="001da9f3" officeooo:paragraph-rsid="000cfabd" style:font-size-asian="12pt" style:font-size-complex="12pt"/>
    </style:style>
    <style:style style:name="P4" style:family="paragraph" style:parent-style-name="Preformatted_20_Text">
      <style:text-properties style:font-name="Liberation Serif" fo:font-size="12pt" officeooo:rsid="001da9f3" officeooo:paragraph-rsid="000cfabd" style:font-size-asian="12pt" style:font-size-complex="12pt"/>
    </style:style>
    <style:style style:name="P5" style:family="paragraph" style:parent-style-name="Preformatted_20_Text">
      <style:text-properties style:font-name="Liberation Serif" fo:font-size="12pt" officeooo:rsid="0007d419" officeooo:paragraph-rsid="000cfabd" style:font-size-asian="12pt" style:font-size-complex="12pt"/>
    </style:style>
    <style:style style:name="P6" style:family="paragraph" style:parent-style-name="Preformatted_20_Text">
      <style:text-properties style:font-name="Liberation Serif" fo:font-size="12pt" officeooo:rsid="002823f0" officeooo:paragraph-rsid="000cfabd" style:font-size-asian="12pt" style:font-size-complex="12pt"/>
    </style:style>
    <style:style style:name="P7" style:family="paragraph" style:parent-style-name="Preformatted_20_Text">
      <style:text-properties style:font-name="Liberation Serif" fo:font-size="12pt" officeooo:rsid="0013c276" officeooo:paragraph-rsid="000cfabd" style:font-size-asian="12pt" style:font-size-complex="12pt"/>
    </style:style>
    <style:style style:name="P8" style:family="paragraph" style:parent-style-name="Preformatted_20_Text">
      <style:text-properties style:font-name="Liberation Serif" fo:font-size="12pt" officeooo:rsid="000d5dad" officeooo:paragraph-rsid="000d5dad" style:font-size-asian="12pt" style:font-size-complex="12pt"/>
    </style:style>
    <style:style style:name="T1" style:family="text">
      <style:text-properties officeooo:rsid="000cfabd"/>
    </style:style>
    <style:style style:name="T2" style:family="text">
      <style:text-properties officeooo:rsid="0007d419"/>
    </style:style>
    <style:style style:name="T3" style:family="text">
      <style:text-properties officeooo:rsid="001da9f3"/>
    </style:style>
    <style:style style:name="T4" style:family="text">
      <style:text-properties officeooo:rsid="0008f3f2"/>
    </style:style>
    <style:style style:name="T5" style:family="text">
      <style:text-properties fo:font-weight="normal" style:font-weight-asian="normal" style:font-weight-complex="normal"/>
    </style:style>
    <style:style style:name="T6" style:family="text">
      <style:text-properties fo:font-weight="normal" officeooo:rsid="0011c2db" style:font-weight-asian="normal" style:font-weight-complex="normal"/>
    </style:style>
    <style:style style:name="T7" style:family="text">
      <style:text-properties fo:font-weight="normal" officeooo:rsid="001211ed" style:font-weight-asian="normal" style:font-weight-complex="normal"/>
    </style:style>
    <style:style style:name="T8" style:family="text">
      <style:text-properties officeooo:rsid="000d5d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olo 5</text:p>
      <text:p text:style-name="P1"><text:span text:style-name="T2">Codice parallelizzato: versione con </text:span>openCL</text:p>
      <text:p text:style-name="P1"/>
      <text:p text:style-name="P4"><text:span text:style-name="T1">5</text:span>.1 Introduzione</text:p>
      <text:p text:style-name="P5">In questo capitolo verrà presentato il <text:span text:style-name="T1">secondo</text:span> dei due codici parallelizzati. In particolare verranno<text:span text:style-name="T3"> descritti </text:span>il<text:span text:style-name="T3"> funzionamento </text:span>generale e di seguito sar<text:span text:style-name="T1">anno </text:span>presentat<text:span text:style-name="T1">e</text:span> le parti del codice cambiate rispetto al programma sequenziale.</text:p>
      <text:p text:style-name="P4"/>
      <text:p text:style-name="P4"><text:span text:style-name="T8">5</text:span>.2 Funzionamento Generale e Diagrammi di Flusso</text:p>
      <text:p text:style-name="P8">A differenza delle situazioni precedenti, il programma è composto da 5 moduli. Oltre ai 4 precedenti, si aggiunge anche un altro: device.c.</text:p>
      <text:p text:style-name="P8">Le parti parallelizzate con l'ausilio di openCL sono essenzialmente 2. La prima sostituisce il sequenziale encode, quindi ha il compito .</text:p>
      <text:p text:style-name="P5">Come nel caso sequenziale, il codice parallelizzato con thread e semafori è composto da 4 moduli:</text:p>
      <text:p text:style-name="P6">Main , Enum, Sort ed MD5.</text:p>
      <text:p text:style-name="P5">Il Main adempie <text:span text:style-name="T4">alle stesse funzioni descritte precedentemente. Quindi, prende in input il file contenente le password da decifrare tra loro diverse e l'alfabeto di riferimento. Le parole di accesso vengono estratte ed inserite in un array. Dopo aver chiuso il file inizia l'operazione di analisi. In un ciclo il main chiama la funzione analyzeLength scritta nel modulo Enum. Come nel caso sequenziale, questo metodo prende in input le password, l'alfabeto e il numero della possibile lunghezza della password non codificata. A questo punto inizia la parallelizzazione: in analyzeLength vengono creati 4 thread a cui vengono attribuiti i parametri principali. Le variabili condivise sono due: numH, che rappresenta il numero di password da trovare mancanti, e <text:s/>reacount, <text:s/>parametro necessario per la sincronizzazione.</text:span></text:p>
      <text:p text:style-name="P7">I thread eseguiranno la funzione work in cui creeranno l'array buffer ed eseguiranno <text:s/>encode ed md5. Infine chiameranno la funzione find che sarà contenuta nel modulo sort.c. </text:p>
      <text:p text:style-name="P7">Il metodo find si occupa di verificare la presenza della permutazione nell'array contenente le password. Questa parte di codice è sincronizzata dai semafori. In particolare sono<text:span text:style-name="T6"> presenti due semafori: x e wsem. <text:line-break/>Come prima operazione il thread eseguirà una sem_wait su x, se passerà aumenterà di 1 la variabile globale readcount. Nel caso in cui questa sia uguale ad 1, il thread eseguirà una semwait su wsem. Superato anche questo ostacolo, esso sarà l'unico a poter eseguire la sezione critica. Come istruzione successiva il thread esegue una sem_post su x. Infine può eseguire la ricerca binaria della permutazione ad esso associato e l'array di password. Nel caso in cui ci sia una corrispondenza esegue il metodo di rimozione. Quest'ultimo è identico a quello sequenziale, quindi la password trovata verrà spostata nell'ultima posizione dell'array e la parte precedente verrà riordinato. </text:span><text:span text:style-name="T7">Il metodo ritornerà il numero di password mancanti decrementato di uno.</text:span><text:span text:style-name="T6"> Sia in caso di c</text:span><text:span text:style-name="T7">orrispondenza sia in caso di fallimento, il thread esegue la sem_wait su x, decrementa readcount, se questo è uguale a 0 allora esegue una sem_post su wsem. Infine esegue una sem_post su x. Anche find restituirà il numero di password da decifrare mancanti. </text:span><text:span text:style-name="T5">Nel caso in cui questa cifra sia minore, il thread diminuirà la variabile globale numH. Infine il thread terminerà e si ritornerà nella funzione analyzeLength. Dopo che tutti i thread sono terminati e le risorse liberate, il processo termina e si ritorna al main, che continuerà come il programma sequenziale.</text:span></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0T12:18:22.348846522</dc:date>
    <meta:generator>LibreOffice/4.2.8.2$Linux_X86_64 LibreOffice_project/420m0$Build-2</meta:generator>
    <meta:editing-duration>P0D</meta:editing-duration>
    <meta:editing-cycles>1</meta:editing-cycles>
    <meta:document-statistic meta:table-count="0" meta:image-count="0" meta:object-count="0" meta:page-count="1" meta:paragraph-count="12" meta:word-count="509" meta:character-count="3286" meta:non-whitespace-character-count="2784"/>
  </office:meta>
</office:document-meta>
</file>